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fill="solid" draw:fill-color="#cccc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9cm" svg:stroke-color="#ff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Circl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style-name="gr2" svg:width="0.689cm" svg:height="0.556cm" svg:x="6.89cm" svg:y="3.9cm"><draw:text-box><text:p>T1</text:p></draw:text-box></draw:frame><draw:frame text:anchor-type="paragraph" draw:z-index="2" draw:style-name="gr2" svg:width="0.689cm" svg:height="0.556cm" svg:x="8.89cm" svg:y="3.9cm"><draw:text-box><text:p>T2</text:p></draw:text-box></draw:frame><draw:custom-shape text:anchor-type="paragraph" draw:z-index="0" draw:style-name="gr1" svg:width="4.465cm" svg:height="5.557cm" svg:x="5.78cm" svg:y="3.433cm"><text:p/><draw:enhanced-geometry svg:viewBox="0 0 21600 21600" draw:type="rectangle" draw:enhanced-path="M 0 0 L 21600 0 21600 21600 0 21600 0 0 Z N"/></draw:custom-shape><draw:frame text:anchor-type="paragraph" draw:z-index="3" draw:style-name="gr2" svg:width="0.689cm" svg:height="0.556cm" svg:x="6.89cm" svg:y="4.9cm"><draw:text-box><text:p>A</text:p></draw:text-box></draw:frame><draw:frame text:anchor-type="paragraph" draw:z-index="4" draw:style-name="gr2" svg:width="0.689cm" svg:height="0.556cm" svg:x="7.625cm" svg:y="8.177cm"><draw:text-box><text:p>CD</text:p></draw:text-box></draw:frame><draw:frame text:anchor-type="paragraph" draw:z-index="5" draw:style-name="gr2" svg:width="0.689cm" svg:height="0.556cm" svg:x="6.89cm" svg:y="6.9cm"><draw:text-box><text:p>B</text:p></draw:text-box></draw:frame><draw:frame text:anchor-type="paragraph" draw:z-index="6" draw:style-name="gr2" svg:width="0.689cm" svg:height="0.556cm" svg:x="8.89cm" svg:y="6.9cm"><draw:text-box><text:p>Q</text:p></draw:text-box></draw:frame><draw:frame text:anchor-type="paragraph" draw:z-index="7" draw:style-name="gr2" svg:width="0.689cm" svg:height="0.556cm" svg:x="8.89cm" svg:y="4.9cm"><draw:text-box><text:p>Q</text:p></draw:text-box></draw:frame><draw:line text:anchor-type="paragraph" draw:z-index="8" draw:style-name="gr3" draw:text-style-name="P1" svg:x1="8.89cm" svg:y1="6.9cm" svg:x2="9.243cm" svg:y2="6.9cm"><text:p/></draw:line><draw:line text:anchor-type="paragraph" draw:z-index="9" draw:style-name="gr3" draw:text-style-name="P1" svg:x1="10.245cm" svg:y1="5.156cm" svg:x2="11.764cm" svg:y2="5.156cm"><text:p/></draw:line><draw:line text:anchor-type="paragraph" draw:z-index="10" draw:style-name="gr3" draw:text-style-name="P1" svg:x1="10.245cm" svg:y1="7.156cm" svg:x2="11.764cm" svg:y2="7.156cm"><text:p/></draw:line><draw:line text:anchor-type="paragraph" draw:z-index="11" draw:style-name="gr3" draw:text-style-name="P1" svg:x1="4.244cm" svg:y1="7.156cm" svg:x2="5.763cm" svg:y2="7.156cm"><text:p/></draw:line><draw:line text:anchor-type="paragraph" draw:z-index="12" draw:style-name="gr3" draw:text-style-name="P1" svg:x1="4.244cm" svg:y1="5.156cm" svg:x2="5.763cm" svg:y2="5.156cm"><text:p/></draw:line><draw:line text:anchor-type="paragraph" draw:z-index="13" draw:style-name="gr3" draw:text-style-name="P1" svg:x1="7.922cm" svg:y1="8.989cm" svg:x2="7.922cm" svg:y2="9.994cm"><text:p/></draw:line><draw:line text:anchor-type="paragraph" draw:z-index="14" draw:style-name="gr3" draw:text-style-name="P1" svg:x1="4.217cm" svg:y1="3.131cm" svg:x2="5.162cm" svg:y2="3.131cm"><text:p/></draw:line><draw:line text:anchor-type="paragraph" draw:z-index="15" draw:style-name="gr3" draw:text-style-name="P1" svg:x1="4.394cm" svg:y1="3.268cm" svg:x2="4.987cm" svg:y2="3.268cm"><text:p/></draw:line><draw:line text:anchor-type="paragraph" draw:z-index="16" draw:style-name="gr3" draw:text-style-name="P1" svg:x1="4.57cm" svg:y1="3.433cm" svg:x2="4.822cm" svg:y2="3.433cm"><text:p/></draw:line><draw:line text:anchor-type="paragraph" draw:z-index="17" draw:style-name="gr4" draw:text-style-name="P1" svg:x1="6.258cm" svg:y1="1.796cm" svg:x2="6.258cm" svg:y2="2.514cm"><text:p/></draw:line><draw:line text:anchor-type="paragraph" draw:z-index="18" draw:style-name="gr4" draw:text-style-name="P1" svg:x1="6.528cm" svg:y1="1.796cm" svg:x2="6.528cm" svg:y2="2.514cm"><text:p/></draw:line><draw:line text:anchor-type="paragraph" draw:z-index="19" draw:style-name="gr3" draw:text-style-name="P1" svg:x1="6.258cm" svg:y1="2.134cm" svg:x2="4.708cm" svg:y2="2.134cm"><text:p/></draw:line><draw:line text:anchor-type="paragraph" draw:z-index="20" draw:style-name="gr3" draw:text-style-name="P1" svg:x1="4.708cm" svg:y1="2.134cm" svg:x2="4.708cm" svg:y2="3.131cm"><text:p/></draw:line><draw:line text:anchor-type="paragraph" draw:z-index="21" draw:style-name="gr3" draw:text-style-name="P1" svg:x1="6.528cm" svg:y1="2.133cm" svg:x2="10.132cm" svg:y2="2.133cm"><text:p/></draw:line><draw:custom-shape text:anchor-type="paragraph" draw:z-index="22" draw:style-name="gr5" svg:width="0.784cm" svg:height="0.265cm" svg:x="10.132cm" svg:y="1.995cm"><text:p/><draw:enhanced-geometry svg:viewBox="0 0 21600 21600" draw:type="rectangle" draw:enhanced-path="M 0 0 L 21600 0 21600 21600 0 21600 0 0 Z N"/></draw:custom-shape><draw:line text:anchor-type="paragraph" draw:z-index="23" draw:style-name="gr3" draw:text-style-name="P1" svg:x1="7.147cm" svg:y1="3.433cm" svg:x2="7.147cm" svg:y2="2.99cm"><text:p/></draw:line><draw:line text:anchor-type="paragraph" draw:z-index="24" draw:style-name="gr3" draw:text-style-name="P1" svg:x1="7.147cm" svg:y1="2.99cm" svg:x2="5.517cm" svg:y2="2.99cm"><text:p/></draw:line><draw:line text:anchor-type="paragraph" draw:z-index="25" draw:style-name="gr6" draw:text-style-name="P1" svg:x1="5.518cm" svg:y1="2.989cm" svg:x2="5.507cm" svg:y2="1.931cm"><text:p/></draw:line><draw:line text:anchor-type="paragraph" draw:z-index="26" draw:style-name="gr6" draw:text-style-name="P1" svg:x1="9.126cm" svg:y1="3.433cm" svg:x2="9.126cm" svg:y2="1.974cm"><text:p/></draw:line><draw:line text:anchor-type="paragraph" draw:z-index="27" draw:style-name="gr3" draw:text-style-name="P1" svg:x1="10.915cm" svg:y1="2.131cm" svg:x2="11.689cm" svg:y2="2.131cm"><text:p/></draw:line><draw:line text:anchor-type="paragraph" draw:z-index="28" draw:style-name="gr3" draw:text-style-name="P1" svg:x1="11.689cm" svg:y1="2.13cm" svg:x2="11.689cm" svg:y2="1.483cm"><text:p/></draw:line><draw:frame text:anchor-type="paragraph" draw:z-index="29" draw:style-name="gr2" svg:width="1.23cm" svg:height="0.556cm" svg:x="11.083cm" svg:y="0.836cm"><draw:text-box><text:p>VDD</text:p></draw:text-box></draw:frame><draw:frame text:anchor-type="paragraph" draw:z-index="30" draw:style-name="gr2" svg:width="0.632cm" svg:height="0.556cm" svg:x="10.283cm" svg:y="1.439cm"><draw:text-box><text:p>Rx</text:p></draw:text-box></draw:frame><draw:frame text:anchor-type="paragraph" draw:z-index="31" draw:style-name="gr2" svg:width="0.632cm" svg:height="0.556cm" svg:x="6.152cm" svg:y="1.134cm"><draw:text-box><text:p>Cx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wolowik </meta:initial-creator>
    <meta:creation-date>2010-12-17T21:31:19</meta:creation-date>
    <dc:date>2010-12-17T21:43:23</dc:date>
    <dc:creator>mwolowik </dc:creator>
    <meta:editing-duration>PT00H12M04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1" meta:paragraph-count="0" meta:word-count="0" meta:character-count="0"/>
  </office:meta>
</office:document-meta>
</file>